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BA000001BF7CE18C410B789B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Fett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MingLiU-ExtB" svg:font-family="PMingLiU-ExtB" style:font-adornments="Standard" style:font-family-generic="roman" style:font-pitch="variable"/>
    <style:font-face style:name="PMingLiU-ExtB1" svg:font-family="PMingLiU-ExtB" style:font-adornments="Fett Kursiv" style:font-family-generic="roman" style:font-pitch="variable"/>
    <style:font-face style:name="Segoe UI" svg:font-family="'Segoe UI'" style:font-family-generic="system" style:font-pitch="variable"/>
    <style:font-face style:name="Sitka Banner Semibold" svg:font-family="'Sitka Banner Semibold'" style:font-adornments="Banner Semibold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a2a4b" draw:fill="solid" draw:fill-color="#0a2a4b" draw:textarea-horizontal-align="justify" draw:textarea-vertical-align="middle" draw:auto-grow-height="false" fo:min-height="16.263cm" fo:min-width="21.167cm" loext:decorative="false"/>
    </style:style>
    <style:style style:name="gr3" style:family="graphic" style:parent-style-name="standard">
      <style:graphic-properties svg:stroke-color="#0a2a4b" draw:fill="solid" draw:fill-color="#0a2a4b" draw:textarea-horizontal-align="justify" draw:textarea-vertical-align="middle" draw:auto-grow-height="false" fo:min-height="5.428cm" fo:min-width="21.167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31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55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7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a2a4b"/>
      <style:paragraph-properties fo:text-align="center"/>
    </style:style>
    <style:style style:name="P3" style:family="paragraph">
      <style:text-properties fo:color="#eeeeee" loext:opacity="100%" style:font-name="Sitka Banner Semibold" fo:font-size="54pt" fo:font-weight="600"/>
    </style:style>
    <style:style style:name="P4" style:family="paragraph">
      <loext:graphic-properties draw:fill="none" draw:fill-color="#ffffff"/>
      <style:text-properties fo:color="#eeeeee" loext:opacity="100%" style:font-name="Sitka Banner Semibold" fo:font-size="54pt" fo:font-weight="600"/>
    </style:style>
    <style:style style:name="P5" style:family="paragraph">
      <style:text-properties fo:color="#eeeeee" loext:opacity="100%" style:font-name="PMingLiU-ExtB1" fo:font-size="32pt" fo:font-style="italic" fo:font-weight="bold"/>
    </style:style>
    <style:style style:name="P6" style:family="paragraph">
      <loext:graphic-properties draw:fill="none" draw:fill-color="#ffffff"/>
      <style:text-properties fo:color="#eeeeee" loext:opacity="100%" style:font-name="PMingLiU-ExtB1" fo:font-size="32pt" fo:font-style="italic" fo:font-weight="bold"/>
    </style:style>
    <style:style style:name="P7" style:family="paragraph">
      <style:text-properties fo:color="#eeeeee" loext:opacity="100%" fo:font-size="16pt" fo:font-weight="bold"/>
    </style:style>
    <style:style style:name="P8" style:family="paragraph">
      <loext:graphic-properties draw:fill="none" draw:fill-color="#ffffff"/>
      <style:text-properties fo:color="#eeeeee" loext:opacity="100%" fo:font-size="16pt" fo:font-weight="bold"/>
    </style:style>
    <style:style style:name="T1" style:family="text">
      <style:text-properties fo:color="#eeeeee" loext:opacity="100%" style:font-name="Sitka Banner Semibold" fo:font-size="54pt" fo:font-weight="600"/>
    </style:style>
    <style:style style:name="T2" style:family="text">
      <style:text-properties fo:color="#eeeeee" loext:opacity="100%" style:font-name="PMingLiU-ExtB1" fo:font-size="32pt" fo:font-style="italic" fo:font-weight="bold"/>
    </style:style>
    <style:style style:name="T3" style:family="text">
      <style:text-properties fo:color="#eeeeee" loext:opacity="100%"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7.017cm" svg:x="1.366cm" svg:y="5.94cm">
          <draw:image xlink:href="Pictures/10000001000004BA000001BF7CE18C410B789B1A.png" xlink:type="simple" xlink:show="embed" xlink:actuate="onLoad" draw:mime-type="image/png">
            <text:p/>
          </draw:image>
        </draw:frame>
        <draw:custom-shape draw:style-name="gr2" draw:text-style-name="P2" draw:layer="layout" svg:width="21.667cm" svg:height="16.513cm" svg:x="-0.423cm" svg:y="13.3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667cm" svg:height="5.678cm" svg:x="-0.423cm" svg:y="-0.07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91cm" svg:height="3.561cm" svg:x="1cm" svg:y="14.153cm">
          <draw:text-box>
            <text:p text:style-name="P3"><text:span text:style-name="T1">Algorithms</text:span></text:p>
          </draw:text-box>
        </draw:frame>
        <draw:frame draw:style-name="gr5" draw:text-style-name="P6" draw:layer="layout" svg:width="11.712cm" svg:height="1.807cm" svg:x="1cm" svg:y="16.495cm">
          <draw:text-box>
            <text:p text:style-name="P5"><text:span text:style-name="T2">Lecture notes</text:span></text:p>
          </draw:text-box>
        </draw:frame>
        <draw:frame draw:style-name="gr6" draw:text-style-name="P8" draw:layer="layout" svg:width="4.572cm" svg:height="1.129cm" svg:x="15.461cm" svg:y="28.6cm">
          <draw:text-box>
            <text:p text:style-name="P7"><text:span text:style-name="T3">August, 2024</text:span></text:p>
          </draw:text-box>
        </draw:frame>
        <draw:frame draw:style-name="gr6" draw:text-style-name="P8" draw:layer="layout" svg:width="4.572cm" svg:height="1.129cm" svg:x="1.052cm" svg:y="28.6cm">
          <draw:text-box>
            <text:p text:style-name="P7"><text:span text:style-name="T3">John Smi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Fett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MingLiU-ExtB" svg:font-family="PMingLiU-ExtB" style:font-adornments="Standard" style:font-family-generic="roman" style:font-pitch="variable"/>
    <style:font-face style:name="PMingLiU-ExtB1" svg:font-family="PMingLiU-ExtB" style:font-adornments="Fett Kursiv" style:font-family-generic="roman" style:font-pitch="variable"/>
    <style:font-face style:name="Segoe UI" svg:font-family="'Segoe UI'" style:font-family-generic="system" style:font-pitch="variable"/>
    <style:font-face style:name="Sitka Banner Semibold" svg:font-family="'Sitka Banner Semibold'" style:font-adornments="Banner Semibold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5T15:41:08.222000000</meta:creation-date>
    <dc:date>2024-08-15T15:56:31.062000000</dc:date>
    <meta:editing-duration>PT15M19S</meta:editing-duration>
    <meta:editing-cycles>13</meta:editing-cycles>
    <meta:generator>LibreOffice/7.6.2.1$Windows_X86_64 LibreOffice_project/56f7684011345957bbf33a7ee678afaf4d2ba333</meta:generator>
    <meta:print-date>2024-08-15T15:55:58.415000000</meta:print-date>
    <meta:printed-by>PDF-Dateien</meta:printed-by>
    <meta:document-statistic meta:object-count="7"/>
  </office:meta>
</office:document-meta>
</file>